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etirement Savings Calculato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percentage" office:value="0.05">
            <text:p>5.00%</text:p>
          </table:table-cell>
          <table:table-cell office:value-type="string">
            <text:p><text:s/>= Return On Investment “Muni Bonds”</text:p>
          </table:table-cell>
          <table:table-cell/>
        </table:table-row>
        <table:table-row table:style-name="ro1">
          <table:table-cell table:number-columns-repeated="4"/>
          <table:table-cell table:formula="of:=[.E5]/[.E6]" office:value-type="currency" office:currency="USD" office:value="2000000">
            <text:p>$2,000,000.00</text:p>
          </table:table-cell>
          <table:table-cell office:value-type="string">
            <text:p><text:s/>= Savings Needed for Retirement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percentage" office:value="0.1">
            <text:p>10.00%</text:p>
          </table:table-cell>
          <table:table-cell office:value-type="string">
            <text:p><text:s/>= Deposit Percentage to Sav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it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table:style-name="ce1" office:value-type="string">
            <text:p>at the Beg of Year</text:p>
          </table:table-cell>
          <table:table-cell table:number-columns-repeated="2"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table:style-name="ce1" office:value-type="float" office:value="0">
            <text:p>0</text:p>
          </table:table-cell>
          <table:table-cell table:style-name="ce1" table:formula="of:=[.E12]*[.$E$6]" office:value-type="float" office:value="0">
            <text:p>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1" table:formula="of:=[.E12]+[.F12]+[.G12]" office:value-type="currency" office:currency="USD" office:value="10000">
            <text:p>$10,000.00</text:p>
          </table:table-cell>
          <table:table-cell table:style-name="ce1" table:formula="of:=[.E13]*[.$E$6]" office:value-type="currency" office:currency="USD" office:value="500">
            <text:p>$500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table:style-name="ce1" table:formula="of:=[.E13]+[.F13]+[.G13]" office:value-type="currency" office:currency="USD" office:value="20500">
            <text:p>$20,500.00</text:p>
          </table:table-cell>
          <table:table-cell table:style-name="ce1" table:formula="of:=[.E14]*[.$E$6]" office:value-type="currency" office:currency="USD" office:value="1025">
            <text:p>$1,025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table:style-name="ce1" table:formula="of:=[.E14]+[.F14]+[.G14]" office:value-type="currency" office:currency="USD" office:value="31525">
            <text:p>$31,525.00</text:p>
          </table:table-cell>
          <table:table-cell table:style-name="ce1" table:formula="of:=[.E15]*[.$E$6]" office:value-type="currency" office:currency="USD" office:value="1576.25">
            <text:p>$1,576.2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table:style-name="ce1" table:formula="of:=[.E15]+[.F15]+[.G15]" office:value-type="currency" office:currency="USD" office:value="43101.25">
            <text:p>$43,101.25</text:p>
          </table:table-cell>
          <table:table-cell table:style-name="ce1" table:formula="of:=[.E16]*[.$E$6]" office:value-type="currency" office:currency="USD" office:value="2155.0625">
            <text:p>$2,155.0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6">
            <text:p>2026</text:p>
          </table:table-cell>
          <table:table-cell table:style-name="ce1" table:formula="of:=[.E16]+[.F16]+[.G16]" office:value-type="currency" office:currency="USD" office:value="55256.3125">
            <text:p>$55,256.31</text:p>
          </table:table-cell>
          <table:table-cell table:style-name="ce1" table:formula="of:=[.E17]*[.$E$6]" office:value-type="currency" office:currency="USD" office:value="2762.815625">
            <text:p>$2,762.8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7">
            <text:p>2027</text:p>
          </table:table-cell>
          <table:table-cell table:style-name="ce1" table:formula="of:=[.E17]+[.F17]+[.G17]" office:value-type="currency" office:currency="USD" office:value="68019.128125">
            <text:p>$68,019.13</text:p>
          </table:table-cell>
          <table:table-cell table:style-name="ce1" table:formula="of:=[.E18]*[.$E$6]" office:value-type="currency" office:currency="USD" office:value="3400.95640625">
            <text:p>$3,400.9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8">
            <text:p>2028</text:p>
          </table:table-cell>
          <table:table-cell table:style-name="ce1" table:formula="of:=[.E18]+[.F18]+[.G18]" office:value-type="currency" office:currency="USD" office:value="81420.08453125">
            <text:p>$81,420.08</text:p>
          </table:table-cell>
          <table:table-cell table:style-name="ce1" table:formula="of:=[.E19]*[.$E$6]" office:value-type="currency" office:currency="USD" office:value="4071.0042265625">
            <text:p>$4,071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9">
            <text:p>2029</text:p>
          </table:table-cell>
          <table:table-cell table:style-name="ce1" table:formula="of:=[.E19]+[.F19]+[.G19]" office:value-type="currency" office:currency="USD" office:value="95491.0887578125">
            <text:p>$95,491.09</text:p>
          </table:table-cell>
          <table:table-cell table:style-name="ce1" table:formula="of:=[.E20]*[.$E$6]" office:value-type="currency" office:currency="USD" office:value="4774.55443789063">
            <text:p>$4,774.5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0">
            <text:p>2030</text:p>
          </table:table-cell>
          <table:table-cell table:style-name="ce1" table:formula="of:=[.E20]+[.F20]+[.G20]" office:value-type="currency" office:currency="USD" office:value="110265.643195703">
            <text:p>$110,265.64</text:p>
          </table:table-cell>
          <table:table-cell table:style-name="ce1" table:formula="of:=[.E21]*[.$E$6]" office:value-type="currency" office:currency="USD" office:value="5513.28215978516">
            <text:p>$5,513.2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1">
            <text:p>2031</text:p>
          </table:table-cell>
          <table:table-cell table:style-name="ce1" table:formula="of:=[.E21]+[.F21]+[.G21]" office:value-type="currency" office:currency="USD" office:value="125778.925355488">
            <text:p>$125,778.93</text:p>
          </table:table-cell>
          <table:table-cell table:style-name="ce1" table:formula="of:=[.E22]*[.$E$6]" office:value-type="currency" office:currency="USD" office:value="6288.94626777441">
            <text:p>$6,288.9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2">
            <text:p>2032</text:p>
          </table:table-cell>
          <table:table-cell table:style-name="ce1" table:formula="of:=[.E22]+[.F22]+[.G22]" office:value-type="currency" office:currency="USD" office:value="142067.871623263">
            <text:p>$142,067.87</text:p>
          </table:table-cell>
          <table:table-cell table:style-name="ce1" table:formula="of:=[.E23]*[.$E$6]" office:value-type="currency" office:currency="USD" office:value="7103.39358116313">
            <text:p>$7,103.3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3">
            <text:p>2033</text:p>
          </table:table-cell>
          <table:table-cell table:style-name="ce1" table:formula="of:=[.E23]+[.F23]+[.G23]" office:value-type="currency" office:currency="USD" office:value="159171.265204426">
            <text:p>$159,171.27</text:p>
          </table:table-cell>
          <table:table-cell table:style-name="ce1" table:formula="of:=[.E24]*[.$E$6]" office:value-type="currency" office:currency="USD" office:value="7958.56326022129">
            <text:p>$7,958.5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table:style-name="ce1" table:formula="of:=[.E24]+[.F24]+[.G24]" office:value-type="currency" office:currency="USD" office:value="177129.828464647">
            <text:p>$177,129.83</text:p>
          </table:table-cell>
          <table:table-cell table:style-name="ce1" table:formula="of:=[.E25]*[.$E$6]" office:value-type="currency" office:currency="USD" office:value="8856.49142323236">
            <text:p>$8,856.4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table:style-name="ce1" table:formula="of:=[.E25]+[.F25]+[.G25]" office:value-type="currency" office:currency="USD" office:value="195986.31988788">
            <text:p>$195,986.32</text:p>
          </table:table-cell>
          <table:table-cell table:style-name="ce1" table:formula="of:=[.E26]*[.$E$6]" office:value-type="currency" office:currency="USD" office:value="9799.31599439397">
            <text:p>$9,799.3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6">
            <text:p>2036</text:p>
          </table:table-cell>
          <table:table-cell table:style-name="ce1" table:formula="of:=[.E26]+[.F26]+[.G26]" office:value-type="currency" office:currency="USD" office:value="215785.635882273">
            <text:p>$215,785.64</text:p>
          </table:table-cell>
          <table:table-cell table:style-name="ce1" table:formula="of:=[.E27]*[.$E$6]" office:value-type="currency" office:currency="USD" office:value="10789.2817941137">
            <text:p>$10,789.2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7">
            <text:p>2037</text:p>
          </table:table-cell>
          <table:table-cell table:style-name="ce1" table:formula="of:=[.E27]+[.F27]+[.G27]" office:value-type="currency" office:currency="USD" office:value="236574.917676387">
            <text:p>$236,574.92</text:p>
          </table:table-cell>
          <table:table-cell table:style-name="ce1" table:formula="of:=[.E28]*[.$E$6]" office:value-type="currency" office:currency="USD" office:value="11828.7458838194">
            <text:p>$11,828.7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8">
            <text:p>2038</text:p>
          </table:table-cell>
          <table:table-cell table:style-name="ce1" table:formula="of:=[.E28]+[.F28]+[.G28]" office:value-type="currency" office:currency="USD" office:value="258403.663560206">
            <text:p>$258,403.66</text:p>
          </table:table-cell>
          <table:table-cell table:style-name="ce1" table:formula="of:=[.E29]*[.$E$6]" office:value-type="currency" office:currency="USD" office:value="12920.1831780103">
            <text:p>$12,920.1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9">
            <text:p>2039</text:p>
          </table:table-cell>
          <table:table-cell table:style-name="ce1" table:formula="of:=[.E29]+[.F29]+[.G29]" office:value-type="currency" office:currency="USD" office:value="281323.846738217">
            <text:p>$281,323.85</text:p>
          </table:table-cell>
          <table:table-cell table:style-name="ce1" table:formula="of:=[.E30]*[.$E$6]" office:value-type="currency" office:currency="USD" office:value="14066.1923369108">
            <text:p>$14,066.1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0">
            <text:p>2040</text:p>
          </table:table-cell>
          <table:table-cell table:style-name="ce1" table:formula="of:=[.E30]+[.F30]+[.G30]" office:value-type="currency" office:currency="USD" office:value="305390.039075128">
            <text:p>$305,390.04</text:p>
          </table:table-cell>
          <table:table-cell table:style-name="ce1" table:formula="of:=[.E31]*[.$E$6]" office:value-type="currency" office:currency="USD" office:value="15269.5019537564">
            <text:p>$15,269.5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table:style-name="ce1" table:formula="of:=[.E31]+[.F31]+[.G31]" office:value-type="currency" office:currency="USD" office:value="330659.541028884">
            <text:p>$330,659.54</text:p>
          </table:table-cell>
          <table:table-cell table:style-name="ce1" table:formula="of:=[.E32]*[.$E$6]" office:value-type="currency" office:currency="USD" office:value="16532.9770514442">
            <text:p>$16,532.9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2">
            <text:p>2042</text:p>
          </table:table-cell>
          <table:table-cell table:style-name="ce1" table:formula="of:=[.E32]+[.F32]+[.G32]" office:value-type="currency" office:currency="USD" office:value="357192.518080328">
            <text:p>$357,192.52</text:p>
          </table:table-cell>
          <table:table-cell table:style-name="ce1" table:formula="of:=[.E33]*[.$E$6]" office:value-type="currency" office:currency="USD" office:value="17859.6259040164">
            <text:p>$17,859.6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3">
            <text:p>2043</text:p>
          </table:table-cell>
          <table:table-cell table:style-name="ce1" table:formula="of:=[.E33]+[.F33]+[.G33]" office:value-type="currency" office:currency="USD" office:value="385052.143984345">
            <text:p>$385,052.14</text:p>
          </table:table-cell>
          <table:table-cell table:style-name="ce1" table:formula="of:=[.E34]*[.$E$6]" office:value-type="currency" office:currency="USD" office:value="19252.6071992172">
            <text:p>$19,252.6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4">
            <text:p>2044</text:p>
          </table:table-cell>
          <table:table-cell table:style-name="ce1" table:formula="of:=[.E34]+[.F34]+[.G34]" office:value-type="currency" office:currency="USD" office:value="414304.751183562">
            <text:p>$414,304.75</text:p>
          </table:table-cell>
          <table:table-cell table:style-name="ce1" table:formula="of:=[.E35]*[.$E$6]" office:value-type="currency" office:currency="USD" office:value="20715.2375591781">
            <text:p>$20,715.24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5">
            <text:p>2045</text:p>
          </table:table-cell>
          <table:table-cell table:style-name="ce1" table:formula="of:=[.E35]+[.F35]+[.G35]" office:value-type="currency" office:currency="USD" office:value="445019.98874274">
            <text:p>$445,019.99</text:p>
          </table:table-cell>
          <table:table-cell table:style-name="ce1" table:formula="of:=[.E36]*[.$E$6]" office:value-type="currency" office:currency="USD" office:value="22250.999437137">
            <text:p>$22,251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6">
            <text:p>2046</text:p>
          </table:table-cell>
          <table:table-cell table:style-name="ce1" table:formula="of:=[.E36]+[.F36]+[.G36]" office:value-type="currency" office:currency="USD" office:value="477270.988179877">
            <text:p>$477,270.99</text:p>
          </table:table-cell>
          <table:table-cell table:style-name="ce1" table:formula="of:=[.E37]*[.$E$6]" office:value-type="currency" office:currency="USD" office:value="23863.5494089938">
            <text:p>$23,863.5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7">
            <text:p>2047</text:p>
          </table:table-cell>
          <table:table-cell table:style-name="ce1" table:formula="of:=[.E37]+[.F37]+[.G37]" office:value-type="currency" office:currency="USD" office:value="511134.537588871">
            <text:p>$511,134.54</text:p>
          </table:table-cell>
          <table:table-cell table:style-name="ce1" table:formula="of:=[.E38]*[.$E$6]" office:value-type="currency" office:currency="USD" office:value="25556.7268794435">
            <text:p>$25,556.7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8">
            <text:p>2048</text:p>
          </table:table-cell>
          <table:table-cell table:style-name="ce1" table:formula="of:=[.E38]+[.F38]+[.G38]" office:value-type="currency" office:currency="USD" office:value="546691.264468314">
            <text:p>$546,691.26</text:p>
          </table:table-cell>
          <table:table-cell table:style-name="ce1" table:formula="of:=[.E39]*[.$E$6]" office:value-type="currency" office:currency="USD" office:value="27334.5632234157">
            <text:p>$27,334.5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9">
            <text:p>2049</text:p>
          </table:table-cell>
          <table:table-cell table:style-name="ce1" table:formula="of:=[.E39]+[.F39]+[.G39]" office:value-type="currency" office:currency="USD" office:value="584025.82769173">
            <text:p>$584,025.83</text:p>
          </table:table-cell>
          <table:table-cell table:style-name="ce1" table:formula="of:=[.E40]*[.$E$6]" office:value-type="currency" office:currency="USD" office:value="29201.2913845865">
            <text:p>$29,201.2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0">
            <text:p>2050</text:p>
          </table:table-cell>
          <table:table-cell table:style-name="ce1" table:formula="of:=[.E40]+[.F40]+[.G40]" office:value-type="currency" office:currency="USD" office:value="623227.119076317">
            <text:p>$623,227.12</text:p>
          </table:table-cell>
          <table:table-cell table:style-name="ce1" table:formula="of:=[.E41]*[.$E$6]" office:value-type="currency" office:currency="USD" office:value="31161.3559538158">
            <text:p>$31,161.3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office:value-type="float" office:value="2051">
            <text:p>2051</text:p>
          </table:table-cell>
          <table:table-cell table:style-name="ce1" table:formula="of:=[.E41]+[.F41]+[.G41]" office:value-type="currency" office:currency="USD" office:value="664388.475030133">
            <text:p>$664,388.48</text:p>
          </table:table-cell>
          <table:table-cell table:style-name="ce1" table:formula="of:=[.E42]*[.$E$6]" office:value-type="currency" office:currency="USD" office:value="33219.4237515066">
            <text:p>$33,219.4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2">
            <text:p>2052</text:p>
          </table:table-cell>
          <table:table-cell table:style-name="ce1" table:formula="of:=[.E42]+[.F42]+[.G42]" office:value-type="currency" office:currency="USD" office:value="707607.898781639">
            <text:p>$707,607.90</text:p>
          </table:table-cell>
          <table:table-cell table:style-name="ce1" table:formula="of:=[.E43]*[.$E$6]" office:value-type="currency" office:currency="USD" office:value="35380.394939082">
            <text:p>$35,380.3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3">
            <text:p>2053</text:p>
          </table:table-cell>
          <table:table-cell table:style-name="ce1" table:formula="of:=[.E43]+[.F43]+[.G43]" office:value-type="currency" office:currency="USD" office:value="752988.293720721">
            <text:p>$752,988.29</text:p>
          </table:table-cell>
          <table:table-cell table:style-name="ce1" table:formula="of:=[.E44]*[.$E$6]" office:value-type="currency" office:currency="USD" office:value="37649.4146860361">
            <text:p>$37,649.4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4">
            <text:p>2054</text:p>
          </table:table-cell>
          <table:table-cell table:style-name="ce1" table:formula="of:=[.E44]+[.F44]+[.G44]" office:value-type="currency" office:currency="USD" office:value="800637.708406757">
            <text:p>$800,637.71</text:p>
          </table:table-cell>
          <table:table-cell table:style-name="ce1" table:formula="of:=[.E45]*[.$E$6]" office:value-type="currency" office:currency="USD" office:value="40031.8854203379">
            <text:p>$40,031.8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5">
            <text:p>2055</text:p>
          </table:table-cell>
          <table:table-cell table:style-name="ce1" table:formula="of:=[.E45]+[.F45]+[.G45]" office:value-type="currency" office:currency="USD" office:value="850669.593827095">
            <text:p>$850,669.59</text:p>
          </table:table-cell>
          <table:table-cell table:style-name="ce1" table:formula="of:=[.E46]*[.$E$6]" office:value-type="currency" office:currency="USD" office:value="42533.4796913548">
            <text:p>$42,533.4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6">
            <text:p>2056</text:p>
          </table:table-cell>
          <table:table-cell table:style-name="ce1" table:formula="of:=[.E46]+[.F46]+[.G46]" office:value-type="currency" office:currency="USD" office:value="903203.07351845">
            <text:p>$903,203.07</text:p>
          </table:table-cell>
          <table:table-cell table:style-name="ce1" table:formula="of:=[.E47]*[.$E$6]" office:value-type="currency" office:currency="USD" office:value="45160.1536759225">
            <text:p>$45,160.1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7">
            <text:p>2057</text:p>
          </table:table-cell>
          <table:table-cell table:style-name="ce1" table:formula="of:=[.E47]+[.F47]+[.G47]" office:value-type="currency" office:currency="USD" office:value="958363.227194372">
            <text:p>$958,363.23</text:p>
          </table:table-cell>
          <table:table-cell table:style-name="ce1" table:formula="of:=[.E48]*[.$E$6]" office:value-type="currency" office:currency="USD" office:value="47918.1613597186">
            <text:p>$47,918.1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8">
            <text:p>2058</text:p>
          </table:table-cell>
          <table:table-cell table:style-name="ce1" table:formula="of:=[.E48]+[.F48]+[.G48]" office:value-type="currency" office:currency="USD" office:value="1016281.38855409">
            <text:p>$1,016,281.39</text:p>
          </table:table-cell>
          <table:table-cell table:style-name="ce1" table:formula="of:=[.E49]*[.$E$6]" office:value-type="currency" office:currency="USD" office:value="50814.0694277046">
            <text:p>$50,814.0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59">
            <text:p>2059</text:p>
          </table:table-cell>
          <table:table-cell table:style-name="ce1" table:formula="of:=[.E49]+[.F49]+[.G49]" office:value-type="currency" office:currency="USD" office:value="1077095.4579818">
            <text:p>$1,077,095.46</text:p>
          </table:table-cell>
          <table:table-cell table:style-name="ce1" table:formula="of:=[.E50]*[.$E$6]" office:value-type="currency" office:currency="USD" office:value="53854.7728990898">
            <text:p>$53,854.7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0">
            <text:p>2060</text:p>
          </table:table-cell>
          <table:table-cell table:style-name="ce1" table:formula="of:=[.E50]+[.F50]+[.G50]" office:value-type="currency" office:currency="USD" office:value="1140950.23088089">
            <text:p>$1,140,950.23</text:p>
          </table:table-cell>
          <table:table-cell table:style-name="ce1" table:formula="of:=[.E51]*[.$E$6]" office:value-type="currency" office:currency="USD" office:value="57047.5115440443">
            <text:p>$57,047.5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1">
            <text:p>2061</text:p>
          </table:table-cell>
          <table:table-cell table:style-name="ce1" table:formula="of:=[.E51]+[.F51]+[.G51]" office:value-type="currency" office:currency="USD" office:value="1207997.74242493">
            <text:p>$1,207,997.74</text:p>
          </table:table-cell>
          <table:table-cell table:style-name="ce1" table:formula="of:=[.E52]*[.$E$6]" office:value-type="currency" office:currency="USD" office:value="60399.8871212465">
            <text:p>$60,399.8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2">
            <text:p>2062</text:p>
          </table:table-cell>
          <table:table-cell table:style-name="ce1" table:formula="of:=[.E52]+[.F52]+[.G52]" office:value-type="currency" office:currency="USD" office:value="1278397.62954618">
            <text:p>$1,278,397.63</text:p>
          </table:table-cell>
          <table:table-cell table:style-name="ce1" table:formula="of:=[.E53]*[.$E$6]" office:value-type="currency" office:currency="USD" office:value="63919.8814773088">
            <text:p>$63,919.8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3">
            <text:p>2063</text:p>
          </table:table-cell>
          <table:table-cell table:style-name="ce1" table:formula="of:=[.E53]+[.F53]+[.G53]" office:value-type="currency" office:currency="USD" office:value="1352317.51102349">
            <text:p>$1,352,317.51</text:p>
          </table:table-cell>
          <table:table-cell table:style-name="ce1" table:formula="of:=[.E54]*[.$E$6]" office:value-type="currency" office:currency="USD" office:value="67615.8755511743">
            <text:p>$67,615.8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4">
            <text:p>2064</text:p>
          </table:table-cell>
          <table:table-cell table:style-name="ce1" table:formula="of:=[.E54]+[.F54]+[.G54]" office:value-type="currency" office:currency="USD" office:value="1429933.38657466">
            <text:p>$1,429,933.39</text:p>
          </table:table-cell>
          <table:table-cell table:style-name="ce1" table:formula="of:=[.E55]*[.$E$6]" office:value-type="currency" office:currency="USD" office:value="71496.669328733">
            <text:p>$71,496.6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5">
            <text:p>2065</text:p>
          </table:table-cell>
          <table:table-cell table:style-name="ce1" table:formula="of:=[.E55]+[.F55]+[.G55]" office:value-type="currency" office:currency="USD" office:value="1511430.05590339">
            <text:p>$1,511,430.06</text:p>
          </table:table-cell>
          <table:table-cell table:style-name="ce1" table:formula="of:=[.E56]*[.$E$6]" office:value-type="currency" office:currency="USD" office:value="75571.5027951696">
            <text:p>$75,571.5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6">
            <text:p>2066</text:p>
          </table:table-cell>
          <table:table-cell table:style-name="ce1" table:formula="of:=[.E56]+[.F56]+[.G56]" office:value-type="currency" office:currency="USD" office:value="1597001.55869856">
            <text:p>$1,597,001.56</text:p>
          </table:table-cell>
          <table:table-cell table:style-name="ce1" table:formula="of:=[.E57]*[.$E$6]" office:value-type="currency" office:currency="USD" office:value="79850.0779349281">
            <text:p>$79,850.0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7">
            <text:p>2067</text:p>
          </table:table-cell>
          <table:table-cell table:style-name="ce1" table:formula="of:=[.E57]+[.F57]+[.G57]" office:value-type="currency" office:currency="USD" office:value="1686851.63663349">
            <text:p>$1,686,851.64</text:p>
          </table:table-cell>
          <table:table-cell table:style-name="ce1" table:formula="of:=[.E58]*[.$E$6]" office:value-type="currency" office:currency="USD" office:value="84342.5818316745">
            <text:p>$84,342.5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8">
            <text:p>2068</text:p>
          </table:table-cell>
          <table:table-cell table:style-name="ce1" table:formula="of:=[.E58]+[.F58]+[.G58]" office:value-type="currency" office:currency="USD" office:value="1781194.21846516">
            <text:p>$1,781,194.22</text:p>
          </table:table-cell>
          <table:table-cell table:style-name="ce1" table:formula="of:=[.E59]*[.$E$6]" office:value-type="currency" office:currency="USD" office:value="89059.7109232582">
            <text:p>$89,059.7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69">
            <text:p>2069</text:p>
          </table:table-cell>
          <table:table-cell table:style-name="ce1" table:formula="of:=[.E59]+[.F59]+[.G59]" office:value-type="currency" office:currency="USD" office:value="1880253.92938842">
            <text:p>$1,880,253.93</text:p>
          </table:table-cell>
          <table:table-cell table:style-name="ce1" table:formula="of:=[.E60]*[.$E$6]" office:value-type="currency" office:currency="USD" office:value="94012.6964694211">
            <text:p>$94,012.7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0">
            <text:p>2070</text:p>
          </table:table-cell>
          <table:table-cell table:style-name="ce1" table:formula="of:=[.E60]+[.F60]+[.G60]" office:value-type="currency" office:currency="USD" office:value="1984266.62585784">
            <text:p>$1,984,266.63</text:p>
          </table:table-cell>
          <table:table-cell table:style-name="ce1" table:formula="of:=[.E61]*[.$E$6]" office:value-type="currency" office:currency="USD" office:value="99213.3312928922">
            <text:p>$99,213.3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1">
            <text:p>2071</text:p>
          </table:table-cell>
          <table:table-cell table:style-name="ce1" table:formula="of:=[.E61]+[.F61]+[.G61]" office:value-type="currency" office:currency="USD" office:value="2093479.95715074">
            <text:p>$2,093,479.96</text:p>
          </table:table-cell>
          <table:table-cell table:style-name="ce1" table:formula="of:=[.E62]*[.$E$6]" office:value-type="currency" office:currency="USD" office:value="104673.997857537">
            <text:p>$104,674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 table:number-rows-repeated="10485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5/03/2018</text:date>, <text:time>10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3T10:16:41.23</meta:creation-date>
    <dc:date>2018-05-03T10:39:33.17</dc:date>
    <dc:creator>RCC RCCD</dc:creator>
    <meta:editing-duration>PT7M41S</meta:editing-duration>
    <meta:editing-cycles>1</meta:editing-cycles>
    <meta:document-statistic meta:table-count="3" meta:cell-count="272" meta:object-count="0"/>
    <meta:generator>OpenOffice/4.1.3$Win32 OpenOffice.org_project/413m1$Build-9783</meta:generator>
  </office:meta>
</office:document-meta>
</file>